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3.808cm"/>
    </style:style>
    <style:style style:name="co4" style:family="table-column">
      <style:table-column-properties fo:break-before="auto" style:column-width="4.6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d7d7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ffff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f7d1d5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7d1d5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7d1d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fo:wrap-option="no-wrap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no-wrap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d7d7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ff00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2" table:default-cell-style-name="Default"/>
        <table:table-column table:style-name="co5" table:number-columns-repeated="16379" table:default-cell-style-name="ce2"/>
        <table:table-row table:style-name="ro1">
          <table:table-cell table:style-name="ce15" office:value-type="string" calcext:value-type="string">
            <text:p>seq_atual</text:p>
          </table:table-cell>
          <table:table-cell table:style-name="ce1" office:value-type="string" calcext:value-type="string">
            <text:p>blast_matk</text:p>
          </table:table-cell>
          <table:table-cell table:style-name="ce1" office:value-type="string" calcext:value-type="string">
            <text:p>acesso</text:p>
          </table:table-cell>
          <table:table-cell table:style-name="ce7" office:value-type="string" calcext:value-type="string">
            <text:p>descricao</text:p>
          </table:table-cell>
          <table:table-cell/>
          <table:table-cell table:style-name="ce1" table:number-columns-repeated="16379"/>
        </table:table-row>
        <table:table-row table:style-name="ro1">
          <table:table-cell office:value-type="string" calcext:value-type="string">
            <text:p>batesia_floribunda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absus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acicularis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adamantina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adiantifoliia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amorimii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 anamariae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7" office:value-type="string" calcext:value-type="string">
            <text:p>C andromedea 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7" office:value-type="string" calcext:value-type="string">
            <text:p>c_anfracta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7" office:value-type="string" calcext:value-type="string">
            <text:p>c_asistata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" office:value-type="string" calcext:value-type="string">
            <text:p>c_arrojadoana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_aspleniifoli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aurivill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bahiae 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belemii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benthamian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biensi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brachystachy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bracteolat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burcherae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burchelii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cardiostegi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carobinh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cathartic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catharticoide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chapadae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ciliolat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claussenii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compitali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confert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dalbergiifoli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debili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decor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densifoli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desvauxii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diphyll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duartei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/>
          <table:table-cell table:style-name="ce4" table:number-columns-repeated="16379"/>
        </table:table-row>
        <table:table-row table:style-name="ro1">
          <table:table-cell office:value-type="string" calcext:value-type="string">
            <text:p>c_ensiformi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ericifoli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fagonioide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fasciculata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filicifolia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flammata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flexuosa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fodinarum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foederalis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glandulosa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glaucofilix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greggi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hedysaroides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hispidula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howardii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incurvata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jacobinea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juruenensis</text:p>
          </table:table-cell>
          <table:table-cell table:style-name="ce13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kleinii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kunthian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lagotoi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lamprosperm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latistipul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leptadeni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lineat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megacycl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microsenn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mimosoide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mollicauli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multinervi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multiset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negrensi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nictitans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nuda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nummulariifolia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olesiphylla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oligosperma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onusta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oppositifolia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orbiculta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pascuorum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petiolata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phyllostachya</text:p>
          </table:table-cell>
          <table:table-cell table:style-name="ce14"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pilos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planaltoan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0"/>
          <table:table-cell table:number-columns-repeated="16380"/>
        </table:table-row>
        <table:table-row table:style-name="ro1">
          <table:table-cell office:value-type="string" calcext:value-type="string">
            <text:p>c_polystachy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potentill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punctulat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ramos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roncadorensi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table:style-name="ce17" office:value-type="string" calcext:value-type="string">
            <text:p>c_roraimae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table:style-name="ce17" office:value-type="string" calcext:value-type="string">
            <text:p>c_ruf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table:style-name="ce17" office:value-type="string" calcext:value-type="string">
            <text:p>c_rupertian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table:style-name="ce17" office:value-type="string" calcext:value-type="string">
            <text:p>c_rupestrium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table:style-name="ce17" office:value-type="string" calcext:value-type="string">
            <text:p>c_salvatori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table:style-name="ce17" office:value-type="string" calcext:value-type="string">
            <text:p>c_scleroxylon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c_serpen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setos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simplifact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sincoran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sophoroide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spodiotrich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stillifer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strictifoli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strictul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tephrosiifoli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tragacanthoides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urophyllidi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ursin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ustulat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viscos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wittei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xanthadena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"/>
          <table:table-cell table:number-columns-repeated="16380"/>
        </table:table-row>
        <table:table-row table:style-name="ro1">
          <table:table-cell office:value-type="string" calcext:value-type="string">
            <text:p>c_xinguensi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calcext:value-type="string">
            <text:p>c_zygophylloide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assia_brewsteri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ncbi.nlm.nih.gov/nucleotide/NC_047376.1?report=genbank&amp;log$=nucltop&amp;blast_rank=1&amp;RID=5KW84FYZ016" xlink:type="simple">NC_047376.1</text:a> </text:p>
          </table:table-cell>
          <table:table-cell table:style-name="Default" office:value-type="string" calcext:value-type="string">
            <text:p>Cassia brewsteri voucher Yi14786-KUN plastid, complete geno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ssia_ferrugine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assia_fistul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assia_grandi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assia_javanic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assia_leptophyll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assia_moschat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melonoxylon_braun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recordoxylum_speciosum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table:style-name="ce19" office:value-type="string" calcext:value-type="string">
            <text:p>senna_acclinis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string" calcext:value-type="string">
            <text:p><text:a xlink:href="https://www.ncbi.nlm.nih.gov/nucleotide/AM086837.1?report=genbank&amp;log$=nucltop&amp;blast_rank=2&amp;RID=5M9NWZ6Y013" xlink:type="simple">AM086837.1</text:a></text:p>
          </table:table-cell>
          <table:table-cell table:style-name="ce40" office:value-type="string" calcext:value-type="string">
            <text:p>Senna acclinis chloroplast partial matK gene for maturase-like protein </text:p>
          </table:table-cell>
          <table:table-cell table:style-name="ce40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aciphylla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string" calcext:value-type="string">
            <text:p><text:a xlink:href="https://www.ncbi.nlm.nih.gov/nucleotide/AM086838.1?report=genbank&amp;log$=nucltop&amp;blast_rank=1&amp;RID=5M9NWZ6Y013" xlink:type="simple">AM086838.1</text:a></text:p>
          </table:table-cell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office:value-type="string" calcext:value-type="string">
            <text:p>senna_acuruensi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senna_affinis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senna_alata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Default"/>
          <table:table-cell table:number-columns-repeated="16380"/>
        </table:table-row>
        <table:table-row table:style-name="ro1">
          <table:table-cell table:style-name="ce19" office:value-type="string" calcext:value-type="string">
            <text:p>senna_andrieuxii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aphyll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apiculat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argente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armat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arnottian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artemisioides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arotamari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20" office:value-type="string" calcext:value-type="string">
            <text:p>senna_ayamara</text:p>
          </table:table-cell>
          <table:table-cell table:style-name="ce20" office:value-type="float" office:value="1" calcext:value-type="float">
            <text:p>1</text:p>
          </table:table-cell>
          <table:table-cell table:style-name="ce32"/>
          <table:table-cell table:style-name="ce41" table:number-columns-repeated="2"/>
          <table:table-cell table:style-name="ce20" table:number-columns-repeated="16379"/>
        </table:table-row>
        <table:table-row table:style-name="ro1">
          <table:table-cell table:style-name="ce19" office:value-type="string" calcext:value-type="string">
            <text:p>senna_barclayan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bauhinioides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21" office:value-type="string" calcext:value-type="string">
            <office:annotation draw:style-name="gr1" svg:width="2.899cm" svg:height="1.799cm" svg:x="5.682cm" svg:y="71.525cm" draw:caption-point-x="-0.61cm" draw:caption-point-y="1.51cm">
              <dc:creator>Unknown Author</dc:creator>
              <dc:date>2024-05-31T17:31:00</dc:date>
              <text:p>refazer</text:p>
            </office:annotation>
            <text:p>senna_bicapsularis</text:p>
          </table:table-cell>
          <table:table-cell table:style-name="ce21" office:value-type="float" office:value="0" calcext:value-type="float">
            <text:p>0</text:p>
          </table:table-cell>
          <table:table-cell table:style-name="ce33"/>
          <table:table-cell table:style-name="ce42" table:number-columns-repeated="2"/>
          <table:table-cell table:style-name="ce21" table:number-columns-repeated="16379"/>
        </table:table-row>
        <table:table-row table:style-name="ro1">
          <table:table-cell table:style-name="ce19" office:value-type="string" calcext:value-type="string">
            <text:p>senna_birostris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20" office:value-type="string" calcext:value-type="string">
            <text:p>senna_cana</text:p>
          </table:table-cell>
          <table:table-cell table:style-name="ce20" office:value-type="float" office:value="1" calcext:value-type="float">
            <text:p>1</text:p>
          </table:table-cell>
          <table:table-cell table:style-name="ce32"/>
          <table:table-cell table:style-name="ce41" table:number-columns-repeated="2"/>
          <table:table-cell table:style-name="ce20" table:number-columns-repeated="16379"/>
        </table:table-row>
        <table:table-row table:style-name="ro1">
          <table:table-cell table:style-name="ce20" office:value-type="string" calcext:value-type="string">
            <text:p>senna_candolleana</text:p>
          </table:table-cell>
          <table:table-cell table:style-name="ce20" office:value-type="float" office:value="1" calcext:value-type="float">
            <text:p>1</text:p>
          </table:table-cell>
          <table:table-cell table:style-name="ce32"/>
          <table:table-cell table:style-name="ce41" table:number-columns-repeated="2"/>
          <table:table-cell table:style-name="ce20" table:number-columns-repeated="16379"/>
        </table:table-row>
        <table:table-row table:style-name="ro1">
          <table:table-cell table:style-name="ce20" office:value-type="string" calcext:value-type="string">
            <text:p>senna_cearensis</text:p>
          </table:table-cell>
          <table:table-cell table:style-name="ce20" office:value-type="float" office:value="1" calcext:value-type="float">
            <text:p>1</text:p>
          </table:table-cell>
          <table:table-cell table:style-name="ce32"/>
          <table:table-cell table:style-name="ce41" table:number-columns-repeated="2"/>
          <table:table-cell table:style-name="ce20" table:number-columns-repeated="16379"/>
        </table:table-row>
        <table:table-row table:style-name="ro1">
          <table:table-cell table:style-name="ce19" office:value-type="string" calcext:value-type="string">
            <text:p>senna_cernu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chacoensis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chloroclad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corymbos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20" office:value-type="string" calcext:value-type="string">
            <text:p>senna_covesii</text:p>
          </table:table-cell>
          <table:table-cell table:style-name="ce20" office:value-type="float" office:value="1" calcext:value-type="float">
            <text:p>1</text:p>
          </table:table-cell>
          <table:table-cell table:style-name="ce32"/>
          <table:table-cell table:style-name="ce41" table:number-columns-repeated="2"/>
          <table:table-cell table:style-name="ce20" table:number-columns-repeated="16379"/>
        </table:table-row>
        <table:table-row table:style-name="ro1">
          <table:table-cell table:style-name="ce19" office:value-type="string" calcext:value-type="string">
            <text:p>senna_crassirame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crotalarioides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20" office:value-type="string" calcext:value-type="string">
            <text:p>senna_dariensis</text:p>
          </table:table-cell>
          <table:table-cell table:style-name="ce20" office:value-type="float" office:value="1" calcext:value-type="float">
            <text:p>1</text:p>
          </table:table-cell>
          <table:table-cell table:style-name="ce32"/>
          <table:table-cell table:style-name="ce41" table:number-columns-repeated="2"/>
          <table:table-cell table:style-name="ce20" table:number-columns-repeated="16379"/>
        </table:table-row>
        <table:table-row table:style-name="ro1">
          <table:table-cell table:style-name="ce20" office:value-type="string" calcext:value-type="string">
            <text:p>senna_didymobotrya</text:p>
          </table:table-cell>
          <table:table-cell table:style-name="ce20" office:value-type="float" office:value="1" calcext:value-type="float">
            <text:p>1</text:p>
          </table:table-cell>
          <table:table-cell table:style-name="ce32"/>
          <table:table-cell table:style-name="ce41" table:number-columns-repeated="2"/>
          <table:table-cell table:style-name="ce20" table:number-columns-repeated="16379"/>
        </table:table-row>
        <table:table-row table:style-name="ro1">
          <table:table-cell table:style-name="ce19" office:value-type="string" calcext:value-type="string">
            <text:p>senna_galeottian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20" office:value-type="string" calcext:value-type="string">
            <text:p>senna_gardneri</text:p>
          </table:table-cell>
          <table:table-cell table:style-name="ce20" office:value-type="float" office:value="1" calcext:value-type="float">
            <text:p>1</text:p>
          </table:table-cell>
          <table:table-cell table:style-name="ce32"/>
          <table:table-cell table:style-name="ce41" table:number-columns-repeated="2"/>
          <table:table-cell table:style-name="ce20" table:number-columns-repeated="16379"/>
        </table:table-row>
        <table:table-row table:style-name="ro1">
          <table:table-cell table:style-name="ce19" office:value-type="string" calcext:value-type="string">
            <text:p>senna_glutinos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hayesian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herzogii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hilarian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>
          <table:table-cell table:style-name="ce19" office:value-type="string" calcext:value-type="string">
            <text:p>senna_hirsuta</text:p>
          </table:table-cell>
          <table:table-cell table:style-name="ce19" office:value-type="float" office:value="0" calcext:value-type="float">
            <text:p>0</text:p>
          </table:table-cell>
          <table:table-cell table:style-name="ce31"/>
          <table:table-cell table:style-name="ce40" table:number-columns-repeated="2"/>
          <table:table-cell table:style-name="ce19" table:number-columns-repeated="16379"/>
        </table:table-row>
        <table:table-row table:style-name="ro1" table:number-rows-repeated="2">
          <table:table-cell table:style-name="ce20" table:number-columns-repeated="2"/>
          <table:table-cell table:style-name="ce32"/>
          <table:table-cell table:style-name="ce41" table:number-columns-repeated="2"/>
          <table:table-cell table:style-name="ce20"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senna_uniflora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9"/>
          <table:table-cell table:number-columns-repeated="16380"/>
        </table:table-row>
        <table:table-row table:style-name="ro1">
          <table:table-cell table:style-name="ce22" office:value-type="string" calcext:value-type="string">
            <text:p>senna_unijuga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<text:a xlink:href="https://www.ncbi.nlm.nih.gov/nucleotide/AM086904.1?report=genbank&amp;log$=nucltop&amp;blast_rank=1&amp;RID=5HWV6641013" xlink:type="simple">AM086904.1</text:a> </text:p>
          </table:table-cell>
          <table:table-cell table:style-name="Default" office:value-type="string" calcext:value-type="string">
            <text:p>Senna unijuga chloroplast partial matK gene for maturase-like protein</text:p>
          </table:table-cell>
          <table:table-cell table:number-columns-repeated="16380"/>
        </table:table-row>
        <table:table-row table:style-name="ro1" table:number-rows-repeated="10484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E1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1:15:36.8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8:07:49.881000000</meta:creation-date>
    <dc:date>2024-05-31T20:34:05.033000000</dc:date>
    <meta:editing-duration>PT6H22M56S</meta:editing-duration>
    <meta:editing-cycles>24</meta:editing-cycles>
    <meta:generator>LibreOffice/24.2.2.2$Windows_X86_64 LibreOffice_project/d56cc158d8a96260b836f100ef4b4ef25d6f1a01</meta:generator>
    <meta:document-statistic meta:table-count="1" meta:cell-count="331" meta:object-count="0"/>
  </office:meta>
</office:document-meta>
</file>